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a1a7d"/>
    </style:style>
    <style:style style:name="P2" style:family="paragraph" style:parent-style-name="Standard">
      <style:text-properties officeooo:rsid="000a1a7d" officeooo:paragraph-rsid="000a1a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PDF</text:p>
      <text:p text:style-name="P1"/>
      <text:p text:style-name="P2">Lorem ipsum dolor sit amet, qui dolorem convenire an, est ad ornatus inimicus. Mea porro indoctum id, at eum autem phaedrum ocurreret. Sed hinc legere et, ad usu civibus corrumpit, ne pri velit eirmod epicuri. Dolorum albucius conceptam quo an, cum eu viris definiebas. Sed error soluta id, elitr corpora atomorum ut vis.</text:p>
      <text:p text:style-name="P2"/>
      <text:p text:style-name="P2">Nemore epicurei vis no, eam eu accusam splendide, pro modo noster sensibus eu. Ad commodo sanctus imperdiet sit. Ius timeam voluptatum ad. Mazim veritus appetere ut pri. Vis ei quidam tritani insolens, mei ad nonumes epicurei complectitur. His summo meliore ceteros te, in mei ullum posidonium, feugait splendide forensibus id mea.</text:p>
      <text:p text:style-name="P2"/>
      <text:p text:style-name="P2">Timeam diceret facilis id pro, discere copiosae in sit. Usu id impetus maiorum, vel dolores salutatus scriptorem ei. Oportere temporibus ei mel. Te eius sententiae sed. Nominavi facilisis complectitur vis ex. Wisi quando doctus has ea. Paulo consequat liberavisse ad vim.</text:p>
      <text:p text:style-name="P2"/>
      <text:p text:style-name="P2">Facer propriae consetetur cu sit. His ea novum deseruisse consequuntur. Te ignota bonorum nec, facer delectus pericula qui no. Labitur percipitur vix ad, te agam dolores his. Mentitum perfecto id cum. Sit ea audire deleniti appellantur, ei vim nonumes praesent, postea pertinax ocurreret id est. Cu timeam mentitum complectitur pri.</text:p>
      <text:p text:style-name="P2"/>
      <text:p text:style-name="P2">Ad eum verear moderatius, voluptua salutandi est ut. Quo ne posse mediocrem. Et per idque paulo graeco, per assum pertinax abhorreant in. Te est malis laoreet assentior, cum an augue error harum. Cum sint appellantur ei, ut erant iuvaret est. Sea cu ferri fabellas euripidis, id consul torquatos gloriatur quo, ea has nobis civibus explicari. Ex unum animal mei.</text:p>
      <text:p text:style-name="P2"/>
      <text:p text:style-name="P2">Id pro clita facete, ex menandri forensibus vel, ex vix officiis mandamus indoctum. Ius laudem accusata ut. His ornatus officiis delicata ei, ius ancillae vituperata ad. Eos justo labitur ceteros eu. Porro quando ut sed, ea nullam aperiri mentitum nec, detracto voluptatibus vix cu. Oportere vulputate no eum.</text:p>
      <text:p text:style-name="P2"/>
      <text:p text:style-name="P2">Possit facete tincidunt cum ex, an sed dolorem aliquando. Aeque temporibus in vim, at usu euismod voluptatibus. Sea cetero oporteat te, minimum consetetur has id, eos alia vide ex. Omnes suavitate vim an. Vel accumsan gloriatur ne, ex dicta nonumes accumsan cum, civibus inciderint pri at. No ridens dolorem vix.</text:p>
      <text:p text:style-name="P2"/>
      <text:p text:style-name="P2">Mea no prima suscipit legendos. Dico error interesset ne mel, cu errem animal sensibus nec. Per cetero dolores abhorreant ne. Cum essent aliquam ei, viris dolore ei his, vis at possit perfecto. Virtute efficiantur his et, ei sit minim ornatus singulis.</text:p>
      <text:p text:style-name="P2"/>
      <text:p text:style-name="P2">Ne per aeque consequuntur. Cibo fastidii ex vis, adipisci consectetuer per id. Aeterno luptatum instructior no qui, sit soleat tibique efficiendi ea. Ea nec elitr consequat, ne consetetur scriptorem ius. In mei verterem praesent.</text:p>
      <text:p text:style-name="P2"/>
      <text:p text:style-name="P2">Ad eam noster splendide. At eum dicant deseruisse. Qui etiam blandit luptatum an. In audiam dolores omnesque mei, vel erant feugiat ut. Eam debitis evertitur consequat eu, duo dicant tritani dissentias ad. At persius offendit qui. Facete imperdiet ut eam, mea id electram mediocrem, lorem nihil quo ea.</text:p>
      <text:p text:style-name="P2"/>
      <text:p text:style-name="P2">Homero dignissim assentior cu sea, tamquam maluisset interesset ne pro. Eu eos oblique persecuti, ne <text:soft-page-break/>nam volumus fabellas intellegebat. Sit eu partem primis putent, mea audire iuvaret discere ei. Has et alii noluisse, mel te denique nostrum mediocritatem. Posse perpetua intellegat eu mei. Ne eum lorem doming. Lorem saperet eligendi his ex, vim omnis detraxit adversarium ne, sea et suas iisque voluptatibus.</text:p>
      <text:p text:style-name="P2"/>
      <text:p text:style-name="P2">His eius iudico eu. Ne quo erant commune moderatius, duo eros fastidii rationibus id, no ius iriure gloriatur. Dicam suscipiantur ex vis, modo latine consulatu ad eam. An doctus accusata maiestatis eos, solet theophrastus per cu. Regione adipisci repudiare no sed, animal suscipiantur at pro.</text:p>
      <text:p text:style-name="P2"/>
      <text:p text:style-name="P2">Ea integre intellegam eam, ad cum lorem saperet fierent. Has habemus quaerendum eu, vel in offendit tractatos. Cu dolor assueverit ius, te vel erant adipiscing elaboraret. Ornatus commune an nec, mel quod eripuit reformidans ex, ius id fastidii salutandi. Everti iuvaret offendit sit te, utinam primis temporibus ea mea. Nec nobis platonem ad.</text:p>
      <text:p text:style-name="P2"/>
      <text:p text:style-name="P2">Vis dictas tincidunt consequuntur ad, putant pertinax abhorreant mea an. Qui ex quod putant vulputate, his utroque pericula appellantur in. His facete oporteat pericula ne, sea ne tacimates intellegat, tation ridens has in. Cu pericula postulant principes pri. In aliquam albucius partiendo eum, ne reque libris habemus sea. Cum ferri aperiri perfecto no. Usu aperiri eripuit referrentur an, amet ferri senserit his ut.</text:p>
      <text:p text:style-name="P2"/>
      <text:p text:style-name="P2">Ex harum suscipit pri, legimus liberavisse ad sed. Vim te indoctum accommodare, ad mea quas ignota, ius purto delectus disputationi ea. At vis fierent petentium deterruisset, decore reprehendunt ex eum. Ignota mentitum dissentiet ea nec.</text:p>
      <text:p text:style-name="P2"/>
      <text:p text:style-name="P2">Veri tantas accumsan id vim, utinam audire mediocritatem eam ea. Nec cu choro iuvaret, choro corpora adversarium sit no, congue nonumy comprehensam ea mei. Prima lorem necessitatibus eu sea. Omittam consequuntur mea in, at pro choro expetenda honestatis. Natum dictas percipitur ad has. Eam ad graeco consulatu tincidunt.</text:p>
      <text:p text:style-name="P2"/>
      <text:p text:style-name="P2">Ad singulis explicari appellantur pri, eum no aeque docendi omnesque. His eu everti placerat, ad mel justo harum fuisset. Nibh voluptua tractatos ad his, pro aperiam delectus ad. Te eum intellegat neglegentur. Et suscipit sapientem nec. Ea est posse volumus, cu vim esse adversarium, propriae salutatus reprimique vim id. In probo partiendo his, debet nihil sensibus ad est, eu suas legimus phaedrum eum.</text:p>
      <text:p text:style-name="P2"/>
      <text:p text:style-name="P2">Et ferri nostrud eam, ut mei timeam nusquam adipisci, ad facer saepe facete eam. Viris theophrastus sed id. Vel et omnis affert, mundi repudiare eum ut. Putent admodum legendos sea cu. Per altera utamur habemus ut. No vix simul gloriatur dissentias.</text:p>
      <text:p text:style-name="P2"/>
      <text:p text:style-name="P2">Cum summo dolorum ancillae ad, libris admodum recteque ex vel. Est ut brute denique scribentur. Nam eu sumo inimicus qualisque, ex solet efficiendi repudiandae pri. Ad eum aliquip voluptua suavitate. Et omnium recusabo sea, eos cu semper conclusionemque.</text:p>
      <text:p text:style-name="P2"/>
      <text:p text:style-name="P2">Te pro nibh brute aperiam, senserit sadipscing at mea. Ad nec legendos perpetua temporibus, qui fugit indoctum et. Vis no corrumpit dignissim. Est erat utinam dolorem at, has ea verear molestie.</text:p>
      <text:p text:style-name="P2"/>
      <text:p text:style-name="P2">Lorem ipsum dolor sit amet, qui dolorem convenire an, est ad ornatus inimicus. Mea porro indoctum id, at eum autem phaedrum ocurreret. Sed hinc legere et, ad usu civibus corrumpit, ne pri velit eirmod epicuri. Dolorum albucius conceptam quo an, cum eu viris definiebas. Sed error soluta id, elitr corpora atomorum ut vis.</text:p>
      <text:p text:style-name="P2"><text:soft-page-break/></text:p>
      <text:p text:style-name="P2">Nemore epicurei vis no, eam eu accusam splendide, pro modo noster sensibus eu. Ad commodo sanctus imperdiet sit. Ius timeam voluptatum ad. Mazim veritus appetere ut pri. Vis ei quidam tritani insolens, mei ad nonumes epicurei complectitur. His summo meliore ceteros te, in mei ullum posidonium, feugait splendide forensibus id mea.</text:p>
      <text:p text:style-name="P2"/>
      <text:p text:style-name="P2">Timeam diceret facilis id pro, discere copiosae in sit. Usu id impetus maiorum, vel dolores salutatus scriptorem ei. Oportere temporibus ei mel. Te eius sententiae sed. Nominavi facilisis complectitur vis ex. Wisi quando doctus has ea. Paulo consequat liberavisse ad vim.</text:p>
      <text:p text:style-name="P2"/>
      <text:p text:style-name="P2">Facer propriae consetetur cu sit. His ea novum deseruisse consequuntur. Te ignota bonorum nec, facer delectus pericula qui no. Labitur percipitur vix ad, te agam dolores his. Mentitum perfecto id cum. Sit ea audire deleniti appellantur, ei vim nonumes praesent, postea pertinax ocurreret id est. Cu timeam mentitum complectitur pri.</text:p>
      <text:p text:style-name="P2"/>
      <text:p text:style-name="P2">Ad eum verear moderatius, voluptua salutandi est ut. Quo ne posse mediocrem. Et per idque paulo graeco, per assum pertinax abhorreant in. Te est malis laoreet assentior, cum an augue error harum. Cum sint appellantur ei, ut erant iuvaret est. Sea cu ferri fabellas euripidis, id consul torquatos gloriatur quo, ea has nobis civibus explicari. Ex unum animal mei.</text:p>
      <text:p text:style-name="P2"/>
      <text:p text:style-name="P2">Id pro clita facete, ex menandri forensibus vel, ex vix officiis mandamus indoctum. Ius laudem accusata ut. His ornatus officiis delicata ei, ius ancillae vituperata ad. Eos justo labitur ceteros eu. Porro quando ut sed, ea nullam aperiri mentitum nec, detracto voluptatibus vix cu. Oportere vulputate no eum.</text:p>
      <text:p text:style-name="P2"/>
      <text:p text:style-name="P2">Possit facete tincidunt cum ex, an sed dolorem aliquando. Aeque temporibus in vim, at usu euismod voluptatibus. Sea cetero oporteat te, minimum consetetur has id, eos alia vide ex. Omnes suavitate vim an. Vel accumsan gloriatur ne, ex dicta nonumes accumsan cum, civibus inciderint pri at. No ridens dolorem vix.</text:p>
      <text:p text:style-name="P2"/>
      <text:p text:style-name="P2">Mea no prima suscipit legendos. Dico error interesset ne mel, cu errem animal sensibus nec. Per cetero dolores abhorreant ne. Cum essent aliquam ei, viris dolore ei his, vis at possit perfecto. Virtute efficiantur his et, ei sit minim ornatus singulis.</text:p>
      <text:p text:style-name="P2"/>
      <text:p text:style-name="P2">Ne per aeque consequuntur. Cibo fastidii ex vis, adipisci consectetuer per id. Aeterno luptatum instructior no qui, sit soleat tibique efficiendi ea. Ea nec elitr consequat, ne consetetur scriptorem ius. In mei verterem praesent.</text:p>
      <text:p text:style-name="P2"/>
      <text:p text:style-name="P2">Ad eam noster splendide. At eum dicant deseruisse. Qui etiam blandit luptatum an. In audiam dolores omnesque mei, vel erant feugiat ut. Eam debitis evertitur consequat eu, duo dicant tritani dissentias ad. At persius offendit qui. Facete imperdiet ut eam, mea id electram mediocrem, lorem nihil quo ea.</text:p>
      <text:p text:style-name="P2"/>
      <text:p text:style-name="P2">Homero dignissim assentior cu sea, tamquam maluisset interesset ne pro. Eu eos oblique persecuti, ne nam volumus fabellas intellegebat. Sit eu partem primis putent, mea audire iuvaret discere ei. Has et alii noluisse, mel te denique nostrum mediocritatem. Posse perpetua intellegat eu mei. Ne eum lorem doming. Lorem saperet eligendi his ex, vim omnis detraxit adversarium ne, sea et suas iisque voluptatibus.</text:p>
      <text:p text:style-name="P2"/>
      <text:p text:style-name="P2">His eius iudico eu. Ne quo erant commune moderatius, duo eros fastidii rationibus id, no ius iriure <text:soft-page-break/>gloriatur. Dicam suscipiantur ex vis, modo latine consulatu ad eam. An doctus accusata maiestatis eos, solet theophrastus per cu. Regione adipisci repudiare no sed, animal suscipiantur at pro.</text:p>
      <text:p text:style-name="P2"/>
      <text:p text:style-name="P2">Ea integre intellegam eam, ad cum lorem saperet fierent. Has habemus quaerendum eu, vel in offendit tractatos. Cu dolor assueverit ius, te vel erant adipiscing elaboraret. Ornatus commune an nec, mel quod eripuit reformidans ex, ius id fastidii salutandi. Everti iuvaret offendit sit te, utinam primis temporibus ea mea. Nec nobis platonem ad.</text:p>
      <text:p text:style-name="P2"/>
      <text:p text:style-name="P2">Vis dictas tincidunt consequuntur ad, putant pertinax abhorreant mea an. Qui ex quod putant vulputate, his utroque pericula appellantur in. His facete oporteat pericula ne, sea ne tacimates intellegat, tation ridens has in. Cu pericula postulant principes pri. In aliquam albucius partiendo eum, ne reque libris habemus sea. Cum ferri aperiri perfecto no. Usu aperiri eripuit referrentur an, amet ferri senserit his ut.</text:p>
      <text:p text:style-name="P2"/>
      <text:p text:style-name="P2">Ex harum suscipit pri, legimus liberavisse ad sed. Vim te indoctum accommodare, ad mea quas ignota, ius purto delectus disputationi ea. At vis fierent petentium deterruisset, decore reprehendunt ex eum. Ignota mentitum dissentiet ea nec.</text:p>
      <text:p text:style-name="P2"/>
      <text:p text:style-name="P2">Veri tantas accumsan id vim, utinam audire mediocritatem eam ea. Nec cu choro iuvaret, choro corpora adversarium sit no, congue nonumy comprehensam ea mei. Prima lorem necessitatibus eu sea. Omittam consequuntur mea in, at pro choro expetenda honestatis. Natum dictas percipitur ad has. Eam ad graeco consulatu tincidunt.</text:p>
      <text:p text:style-name="P2"/>
      <text:p text:style-name="P2">Ad singulis explicari appellantur pri, eum no aeque docendi omnesque. His eu everti placerat, ad mel justo harum fuisset. Nibh voluptua tractatos ad his, pro aperiam delectus ad. Te eum intellegat neglegentur. Et suscipit sapientem nec. Ea est posse volumus, cu vim esse adversarium, propriae salutatus reprimique vim id. In probo partiendo his, debet nihil sensibus ad est, eu suas legimus phaedrum eum.</text:p>
      <text:p text:style-name="P2"/>
      <text:p text:style-name="P2">Et ferri nostrud eam, ut mei timeam nusquam adipisci, ad facer saepe facete eam. Viris theophrastus sed id. Vel et omnis affert, mundi repudiare eum ut. Putent admodum legendos sea cu. Per altera utamur habemus ut. No vix simul gloriatur dissentias.</text:p>
      <text:p text:style-name="P2"/>
      <text:p text:style-name="P2">Cum summo dolorum ancillae ad, libris admodum recteque ex vel. Est ut brute denique scribentur. Nam eu sumo inimicus qualisque, ex solet efficiendi repudiandae pri. Ad eum aliquip voluptua suavitate. Et omnium recusabo sea, eos cu semper conclusionemque.</text:p>
      <text:p text:style-name="P2"/>
      <text:p text:style-name="P2">Te pro nibh brute aperiam, senserit sadipscing at mea. Ad nec legendos perpetua temporibus, qui fugit indoctum et. Vis no corrumpit dignissim. Est erat utinam dolorem at, has ea verear molestie.</text:p>
      <text:p text:style-name="P2"/>
      <text:p text:style-name="P2">Lorem ipsum dolor sit amet, qui dolorem convenire an, est ad ornatus inimicus. Mea porro indoctum id, at eum autem phaedrum ocurreret. Sed hinc legere et, ad usu civibus corrumpit, ne pri velit eirmod epicuri. Dolorum albucius conceptam quo an, cum eu viris definiebas. Sed error soluta id, elitr corpora atomorum ut vis.</text:p>
      <text:p text:style-name="P2"/>
      <text:p text:style-name="P2">Nemore epicurei vis no, eam eu accusam splendide, pro modo noster sensibus eu. Ad commodo sanctus imperdiet sit. Ius timeam voluptatum ad. Mazim veritus appetere ut pri. Vis ei quidam tritani insolens, mei ad nonumes epicurei complectitur. His summo meliore ceteros te, in mei ullum posidonium, feugait splendide forensibus id mea.</text:p>
      <text:p text:style-name="P2"/>
      <text:p text:style-name="P2"><text:soft-page-break/>Timeam diceret facilis id pro, discere copiosae in sit. Usu id impetus maiorum, vel dolores salutatus scriptorem ei. Oportere temporibus ei mel. Te eius sententiae sed. Nominavi facilisis complectitur vis ex. Wisi quando doctus has ea. Paulo consequat liberavisse ad vim.</text:p>
      <text:p text:style-name="P2"/>
      <text:p text:style-name="P2">Facer propriae consetetur cu sit. His ea novum deseruisse consequuntur. Te ignota bonorum nec, facer delectus pericula qui no. Labitur percipitur vix ad, te agam dolores his. Mentitum perfecto id cum. Sit ea audire deleniti appellantur, ei vim nonumes praesent, postea pertinax ocurreret id est. Cu timeam mentitum complectitur pri.</text:p>
      <text:p text:style-name="P2"/>
      <text:p text:style-name="P2">Ad eum verear moderatius, voluptua salutandi est ut. Quo ne posse mediocrem. Et per idque paulo graeco, per assum pertinax abhorreant in. Te est malis laoreet assentior, cum an augue error harum. Cum sint appellantur ei, ut erant iuvaret est. Sea cu ferri fabellas euripidis, id consul torquatos gloriatur quo, ea has nobis civibus explicari. Ex unum animal mei.</text:p>
      <text:p text:style-name="P2"/>
      <text:p text:style-name="P2">Id pro clita facete, ex menandri forensibus vel, ex vix officiis mandamus indoctum. Ius laudem accusata ut. His ornatus officiis delicata ei, ius ancillae vituperata ad. Eos justo labitur ceteros eu. Porro quando ut sed, ea nullam aperiri mentitum nec, detracto voluptatibus vix cu. Oportere vulputate no eum.</text:p>
      <text:p text:style-name="P2"/>
      <text:p text:style-name="P2">Possit facete tincidunt cum ex, an sed dolorem aliquando. Aeque temporibus in vim, at usu euismod voluptatibus. Sea cetero oporteat te, minimum consetetur has id, eos alia vide ex. Omnes suavitate vim an. Vel accumsan gloriatur ne, ex dicta nonumes accumsan cum, civibus inciderint pri at. No ridens dolorem vix.</text:p>
      <text:p text:style-name="P2"/>
      <text:p text:style-name="P2">Mea no prima suscipit legendos. Dico error interesset ne mel, cu errem animal sensibus nec. Per cetero dolores abhorreant ne. Cum essent aliquam ei, viris dolore ei his, vis at possit perfecto. Virtute efficiantur his et, ei sit minim ornatus singulis.</text:p>
      <text:p text:style-name="P2"/>
      <text:p text:style-name="P2">Ne per aeque consequuntur. Cibo fastidii ex vis, adipisci consectetuer per id. Aeterno luptatum instructior no qui, sit soleat tibique efficiendi ea. Ea nec elitr consequat, ne consetetur scriptorem ius. In mei verterem praesent.</text:p>
      <text:p text:style-name="P2"/>
      <text:p text:style-name="P2">Ad eam noster splendide. At eum dicant deseruisse. Qui etiam blandit luptatum an. In audiam dolores omnesque mei, vel erant feugiat ut. Eam debitis evertitur consequat eu, duo dicant tritani dissentias ad. At persius offendit qui. Facete imperdiet ut eam, mea id electram mediocrem, lorem nihil quo ea.</text:p>
      <text:p text:style-name="P2"/>
      <text:p text:style-name="P2">Homero dignissim assentior cu sea, tamquam maluisset interesset ne pro. Eu eos oblique persecuti, ne nam volumus fabellas intellegebat. Sit eu partem primis putent, mea audire iuvaret discere ei. Has et alii noluisse, mel te denique nostrum mediocritatem. Posse perpetua intellegat eu mei. Ne eum lorem doming. Lorem saperet eligendi his ex, vim omnis detraxit adversarium ne, sea et suas iisque voluptatibus.</text:p>
      <text:p text:style-name="P2"/>
      <text:p text:style-name="P2">His eius iudico eu. Ne quo erant commune moderatius, duo eros fastidii rationibus id, no ius iriure gloriatur. Dicam suscipiantur ex vis, modo latine consulatu ad eam. An doctus accusata maiestatis eos, solet theophrastus per cu. Regione adipisci repudiare no sed, animal suscipiantur at pro.</text:p>
      <text:p text:style-name="P2"/>
      <text:p text:style-name="P2">Ea integre intellegam eam, ad cum lorem saperet fierent. Has habemus quaerendum eu, vel in offendit tractatos. Cu dolor assueverit ius, te vel erant adipiscing elaboraret. Ornatus commune an nec, mel quod eripuit reformidans ex, ius id fastidii salutandi. Everti iuvaret offendit sit te, utinam primis <text:soft-page-break/>temporibus ea mea. Nec nobis platonem ad.</text:p>
      <text:p text:style-name="P2"/>
      <text:p text:style-name="P2">Vis dictas tincidunt consequuntur ad, putant pertinax abhorreant mea an. Qui ex quod putant vulputate, his utroque pericula appellantur in. His facete oporteat pericula ne, sea ne tacimates intellegat, tation ridens has in. Cu pericula postulant principes pri. In aliquam albucius partiendo eum, ne reque libris habemus sea. Cum ferri aperiri perfecto no. Usu aperiri eripuit referrentur an, amet ferri senserit his ut.</text:p>
      <text:p text:style-name="P2"/>
      <text:p text:style-name="P2">Ex harum suscipit pri, legimus liberavisse ad sed. Vim te indoctum accommodare, ad mea quas ignota, ius purto delectus disputationi ea. At vis fierent petentium deterruisset, decore reprehendunt ex eum. Ignota mentitum dissentiet ea nec.</text:p>
      <text:p text:style-name="P2"/>
      <text:p text:style-name="P2">Veri tantas accumsan id vim, utinam audire mediocritatem eam ea. Nec cu choro iuvaret, choro corpora adversarium sit no, congue nonumy comprehensam ea mei. Prima lorem necessitatibus eu sea. Omittam consequuntur mea in, at pro choro expetenda honestatis. Natum dictas percipitur ad has. Eam ad graeco consulatu tincidunt.</text:p>
      <text:p text:style-name="P2"/>
      <text:p text:style-name="P2">Ad singulis explicari appellantur pri, eum no aeque docendi omnesque. His eu everti placerat, ad mel justo harum fuisset. Nibh voluptua tractatos ad his, pro aperiam delectus ad. Te eum intellegat neglegentur. Et suscipit sapientem nec. Ea est posse volumus, cu vim esse adversarium, propriae salutatus reprimique vim id. In probo partiendo his, debet nihil sensibus ad est, eu suas legimus phaedrum eum.</text:p>
      <text:p text:style-name="P2"/>
      <text:p text:style-name="P2">Et ferri nostrud eam, ut mei timeam nusquam adipisci, ad facer saepe facete eam. Viris theophrastus sed id. Vel et omnis affert, mundi repudiare eum ut. Putent admodum legendos sea cu. Per altera utamur habemus ut. No vix simul gloriatur dissentias.</text:p>
      <text:p text:style-name="P2"/>
      <text:p text:style-name="P2">Cum summo dolorum ancillae ad, libris admodum recteque ex vel. Est ut brute denique scribentur. Nam eu sumo inimicus qualisque, ex solet efficiendi repudiandae pri. Ad eum aliquip voluptua suavitate. Et omnium recusabo sea, eos cu semper conclusionemque.</text:p>
      <text:p text:style-name="P2"/>
      <text:p text:style-name="P2">Te pro nibh brute aperiam, senserit sadipscing at mea. Ad nec legendos perpetua temporibus, qui fugit indoctum et. Vis no corrumpit dignissim. Est erat utinam dolorem at, has ea verear molestie.</text:p>
      <text:p text:style-name="P2"/>
      <text:p text:style-name="P2">Lorem ipsum dolor sit amet, qui dolorem convenire an, est ad ornatus inimicus. Mea porro indoctum id, at eum autem phaedrum ocurreret. Sed hinc legere et, ad usu civibus corrumpit, ne pri velit eirmod epicuri. Dolorum albucius conceptam quo an, cum eu viris definiebas. Sed error soluta id, elitr corpora atomorum ut vis.</text:p>
      <text:p text:style-name="P2"/>
      <text:p text:style-name="P2">Nemore epicurei vis no, eam eu accusam splendide, pro modo noster sensibus eu. Ad commodo sanctus imperdiet sit. Ius timeam voluptatum ad. Mazim veritus appetere ut pri. Vis ei quidam tritani insolens, mei ad nonumes epicurei complectitur. His summo meliore ceteros te, in mei ullum posidonium, feugait splendide forensibus id mea.</text:p>
      <text:p text:style-name="P2"/>
      <text:p text:style-name="P2">Timeam diceret facilis id pro, discere copiosae in sit. Usu id impetus maiorum, vel dolores salutatus scriptorem ei. Oportere temporibus ei mel. Te eius sententiae sed. Nominavi facilisis complectitur vis ex. Wisi quando doctus has ea. Paulo consequat liberavisse ad vim.</text:p>
      <text:p text:style-name="P2"/>
      <text:p text:style-name="P2">Facer propriae consetetur cu sit. His ea novum deseruisse consequuntur. Te ignota bonorum nec, facer delectus pericula qui no. Labitur percipitur vix ad, te agam dolores his. Mentitum perfecto id cum. Sit <text:soft-page-break/>ea audire deleniti appellantur, ei vim nonumes praesent, postea pertinax ocurreret id est. Cu timeam mentitum complectitur pri.</text:p>
      <text:p text:style-name="P2"/>
      <text:p text:style-name="P2">Ad eum verear moderatius, voluptua salutandi est ut. Quo ne posse mediocrem. Et per idque paulo graeco, per assum pertinax abhorreant in. Te est malis laoreet assentior, cum an augue error harum. Cum sint appellantur ei, ut erant iuvaret est. Sea cu ferri fabellas euripidis, id consul torquatos gloriatur quo, ea has nobis civibus explicari. Ex unum animal mei.</text:p>
      <text:p text:style-name="P2"/>
      <text:p text:style-name="P2">Id pro clita facete, ex menandri forensibus vel, ex vix officiis mandamus indoctum. Ius laudem accusata ut. His ornatus officiis delicata ei, ius ancillae vituperata ad. Eos justo labitur ceteros eu. Porro quando ut sed, ea nullam aperiri mentitum nec, detracto voluptatibus vix cu. Oportere vulputate no eum.</text:p>
      <text:p text:style-name="P2"/>
      <text:p text:style-name="P2">Possit facete tincidunt cum ex, an sed dolorem aliquando. Aeque temporibus in vim, at usu euismod voluptatibus. Sea cetero oporteat te, minimum consetetur has id, eos alia vide ex. Omnes suavitate vim an. Vel accumsan gloriatur ne, ex dicta nonumes accumsan cum, civibus inciderint pri at. No ridens dolorem vix.</text:p>
      <text:p text:style-name="P2"/>
      <text:p text:style-name="P2">Mea no prima suscipit legendos. Dico error interesset ne mel, cu errem animal sensibus nec. Per cetero dolores abhorreant ne. Cum essent aliquam ei, viris dolore ei his, vis at possit perfecto. Virtute efficiantur his et, ei sit minim ornatus singulis.</text:p>
      <text:p text:style-name="P2"/>
      <text:p text:style-name="P2">Ne per aeque consequuntur. Cibo fastidii ex vis, adipisci consectetuer per id. Aeterno luptatum instructior no qui, sit soleat tibique efficiendi ea. Ea nec elitr consequat, ne consetetur scriptorem ius. In mei verterem praesent.</text:p>
      <text:p text:style-name="P2"/>
      <text:p text:style-name="P2">Ad eam noster splendide. At eum dicant deseruisse. Qui etiam blandit luptatum an. In audiam dolores omnesque mei, vel erant feugiat ut. Eam debitis evertitur consequat eu, duo dicant tritani dissentias ad. At persius offendit qui. Facete imperdiet ut eam, mea id electram mediocrem, lorem nihil quo ea.</text:p>
      <text:p text:style-name="P2"/>
      <text:p text:style-name="P2">Homero dignissim assentior cu sea, tamquam maluisset interesset ne pro. Eu eos oblique persecuti, ne nam volumus fabellas intellegebat. Sit eu partem primis putent, mea audire iuvaret discere ei. Has et alii noluisse, mel te denique nostrum mediocritatem. Posse perpetua intellegat eu mei. Ne eum lorem doming. Lorem saperet eligendi his ex, vim omnis detraxit adversarium ne, sea et suas iisque voluptatibus.</text:p>
      <text:p text:style-name="P2"/>
      <text:p text:style-name="P2">His eius iudico eu. Ne quo erant commune moderatius, duo eros fastidii rationibus id, no ius iriure gloriatur. Dicam suscipiantur ex vis, modo latine consulatu ad eam. An doctus accusata maiestatis eos, solet theophrastus per cu. Regione adipisci repudiare no sed, animal suscipiantur at pro.</text:p>
      <text:p text:style-name="P2"/>
      <text:p text:style-name="P2">Ea integre intellegam eam, ad cum lorem saperet fierent. Has habemus quaerendum eu, vel in offendit tractatos. Cu dolor assueverit ius, te vel erant adipiscing elaboraret. Ornatus commune an nec, mel quod eripuit reformidans ex, ius id fastidii salutandi. Everti iuvaret offendit sit te, utinam primis temporibus ea mea. Nec nobis platonem ad.</text:p>
      <text:p text:style-name="P2"/>
      <text:p text:style-name="P2">Vis dictas tincidunt consequuntur ad, putant pertinax abhorreant mea an. Qui ex quod putant vulputate, his utroque pericula appellantur in. His facete oporteat pericula ne, sea ne tacimates intellegat, tation ridens has in. Cu pericula postulant principes pri. In aliquam albucius partiendo eum, ne reque libris habemus sea. Cum ferri aperiri perfecto no. Usu aperiri eripuit referrentur an, amet ferri senserit his ut.</text:p>
      <text:p text:style-name="P2"><text:soft-page-break/></text:p>
      <text:p text:style-name="P2">Ex harum suscipit pri, legimus liberavisse ad sed. Vim te indoctum accommodare, ad mea quas ignota, ius purto delectus disputationi ea. At vis fierent petentium deterruisset, decore reprehendunt ex eum. Ignota mentitum dissentiet ea nec.</text:p>
      <text:p text:style-name="P2"/>
      <text:p text:style-name="P2">Veri tantas accumsan id vim, utinam audire mediocritatem eam ea. Nec cu choro iuvaret, choro corpora adversarium sit no, congue nonumy comprehensam ea mei. Prima lorem necessitatibus eu sea. Omittam consequuntur mea in, at pro choro expetenda honestatis. Natum dictas percipitur ad has. Eam ad graeco consulatu tincidunt.</text:p>
      <text:p text:style-name="P2"/>
      <text:p text:style-name="P2">Ad singulis explicari appellantur pri, eum no aeque docendi omnesque. His eu everti placerat, ad mel justo harum fuisset. Nibh voluptua tractatos ad his, pro aperiam delectus ad. Te eum intellegat neglegentur. Et suscipit sapientem nec. Ea est posse volumus, cu vim esse adversarium, propriae salutatus reprimique vim id. In probo partiendo his, debet nihil sensibus ad est, eu suas legimus phaedrum eum.</text:p>
      <text:p text:style-name="P2"/>
      <text:p text:style-name="P2">Et ferri nostrud eam, ut mei timeam nusquam adipisci, ad facer saepe facete eam. Viris theophrastus sed id. Vel et omnis affert, mundi repudiare eum ut. Putent admodum legendos sea cu. Per altera utamur habemus ut. No vix simul gloriatur dissentias.</text:p>
      <text:p text:style-name="P2"/>
      <text:p text:style-name="P2">Cum summo dolorum ancillae ad, libris admodum recteque ex vel. Est ut brute denique scribentur. Nam eu sumo inimicus qualisque, ex solet efficiendi repudiandae pri. Ad eum aliquip voluptua suavitate. Et omnium recusabo sea, eos cu semper conclusionemque.</text:p>
      <text:p text:style-name="P2"/>
      <text:p text:style-name="P2">Te pro nibh brute aperiam, senserit sadipscing at mea. Ad nec legendos perpetua temporibus, qui fugit indoctum et. Vis no corrumpit dignissim. Est erat utinam dolorem at, has ea verear molestie.</text:p>
      <text:p text:style-name="P2"/>
      <text:p text:style-name="P2">Lorem ipsum dolor sit amet, qui dolorem convenire an, est ad ornatus inimicus. Mea porro indoctum id, at eum autem phaedrum ocurreret. Sed hinc legere et, ad usu civibus corrumpit, ne pri velit eirmod epicuri. Dolorum albucius conceptam quo an, cum eu viris definiebas. Sed error soluta id, elitr corpora atomorum ut vis.</text:p>
      <text:p text:style-name="P2"/>
      <text:p text:style-name="P2">Nemore epicurei vis no, eam eu accusam splendide, pro modo noster sensibus eu. Ad commodo sanctus imperdiet sit. Ius timeam voluptatum ad. Mazim veritus appetere ut pri. Vis ei quidam tritani insolens, mei ad nonumes epicurei complectitur. His summo meliore ceteros te, in mei ullum posidonium, feugait splendide forensibus id mea.</text:p>
      <text:p text:style-name="P2"/>
      <text:p text:style-name="P2">Timeam diceret facilis id pro, discere copiosae in sit. Usu id impetus maiorum, vel dolores salutatus scriptorem ei. Oportere temporibus ei mel. Te eius sententiae sed. Nominavi facilisis complectitur vis ex. Wisi quando doctus has ea. Paulo consequat liberavisse ad vim.</text:p>
      <text:p text:style-name="P2"/>
      <text:p text:style-name="P2">Facer propriae consetetur cu sit. His ea novum deseruisse consequuntur. Te ignota bonorum nec, facer delectus pericula qui no. Labitur percipitur vix ad, te agam dolores his. Mentitum perfecto id cum. Sit ea audire deleniti appellantur, ei vim nonumes praesent, postea pertinax ocurreret id est. Cu timeam mentitum complectitur pri.</text:p>
      <text:p text:style-name="P2"/>
      <text:p text:style-name="P2">Ad eum verear moderatius, voluptua salutandi est ut. Quo ne posse mediocrem. Et per idque paulo graeco, per assum pertinax abhorreant in. Te est malis laoreet assentior, cum an augue error harum. Cum sint appellantur ei, ut erant iuvaret est. Sea cu ferri fabellas euripidis, id consul torquatos gloriatur <text:soft-page-break/>quo, ea has nobis civibus explicari. Ex unum animal mei.</text:p>
      <text:p text:style-name="P2"/>
      <text:p text:style-name="P2">Id pro clita facete, ex menandri forensibus vel, ex vix officiis mandamus indoctum. Ius laudem accusata ut. His ornatus officiis delicata ei, ius ancillae vituperata ad. Eos justo labitur ceteros eu. Porro quando ut sed, ea nullam aperiri mentitum nec, detracto voluptatibus vix cu. Oportere vulputate no eum.</text:p>
      <text:p text:style-name="P2"/>
      <text:p text:style-name="P2">Possit facete tincidunt cum ex, an sed dolorem aliquando. Aeque temporibus in vim, at usu euismod voluptatibus. Sea cetero oporteat te, minimum consetetur has id, eos alia vide ex. Omnes suavitate vim an. Vel accumsan gloriatur ne, ex dicta nonumes accumsan cum, civibus inciderint pri at. No ridens dolorem vix.</text:p>
      <text:p text:style-name="P2"/>
      <text:p text:style-name="P2">Mea no prima suscipit legendos. Dico error interesset ne mel, cu errem animal sensibus nec. Per cetero dolores abhorreant ne. Cum essent aliquam ei, viris dolore ei his, vis at possit perfecto. Virtute efficiantur his et, ei sit minim ornatus singulis.</text:p>
      <text:p text:style-name="P2"/>
      <text:p text:style-name="P2">Ne per aeque consequuntur. Cibo fastidii ex vis, adipisci consectetuer per id. Aeterno luptatum instructior no qui, sit soleat tibique efficiendi ea. Ea nec elitr consequat, ne consetetur scriptorem ius. In mei verterem praesent.</text:p>
      <text:p text:style-name="P2"/>
      <text:p text:style-name="P2">Ad eam noster splendide. At eum dicant deseruisse. Qui etiam blandit luptatum an. In audiam dolores omnesque mei, vel erant feugiat ut. Eam debitis evertitur consequat eu, duo dicant tritani dissentias ad. At persius offendit qui. Facete imperdiet ut eam, mea id electram mediocrem, lorem nihil quo ea.</text:p>
      <text:p text:style-name="P2"/>
      <text:p text:style-name="P2">Homero dignissim assentior cu sea, tamquam maluisset interesset ne pro. Eu eos oblique persecuti, ne nam volumus fabellas intellegebat. Sit eu partem primis putent, mea audire iuvaret discere ei. Has et alii noluisse, mel te denique nostrum mediocritatem. Posse perpetua intellegat eu mei. Ne eum lorem doming. Lorem saperet eligendi his ex, vim omnis detraxit adversarium ne, sea et suas iisque voluptatibus.</text:p>
      <text:p text:style-name="P2"/>
      <text:p text:style-name="P2">His eius iudico eu. Ne quo erant commune moderatius, duo eros fastidii rationibus id, no ius iriure gloriatur. Dicam suscipiantur ex vis, modo latine consulatu ad eam. An doctus accusata maiestatis eos, solet theophrastus per cu. Regione adipisci repudiare no sed, animal suscipiantur at pro.</text:p>
      <text:p text:style-name="P2"/>
      <text:p text:style-name="P2">Ea integre intellegam eam, ad cum lorem saperet fierent. Has habemus quaerendum eu, vel in offendit tractatos. Cu dolor assueverit ius, te vel erant adipiscing elaboraret. Ornatus commune an nec, mel quod eripuit reformidans ex, ius id fastidii salutandi. Everti iuvaret offendit sit te, utinam primis temporibus ea mea. Nec nobis platonem ad.</text:p>
      <text:p text:style-name="P2"/>
      <text:p text:style-name="P2">Vis dictas tincidunt consequuntur ad, putant pertinax abhorreant mea an. Qui ex quod putant vulputate, his utroque pericula appellantur in. His facete oporteat pericula ne, sea ne tacimates intellegat, tation ridens has in. Cu pericula postulant principes pri. In aliquam albucius partiendo eum, ne reque libris habemus sea. Cum ferri aperiri perfecto no. Usu aperiri eripuit referrentur an, amet ferri senserit his ut.</text:p>
      <text:p text:style-name="P2"/>
      <text:p text:style-name="P2">Ex harum suscipit pri, legimus liberavisse ad sed. Vim te indoctum accommodare, ad mea quas ignota, ius purto delectus disputationi ea. At vis fierent petentium deterruisset, decore reprehendunt ex eum. Ignota mentitum dissentiet ea nec.</text:p>
      <text:p text:style-name="P2"/>
      <text:p text:style-name="P2">Veri tantas accumsan id vim, utinam audire mediocritatem eam ea. Nec cu choro iuvaret, choro corpora <text:soft-page-break/>adversarium sit no, congue nonumy comprehensam ea mei. Prima lorem necessitatibus eu sea. Omittam consequuntur mea in, at pro choro expetenda honestatis. Natum dictas percipitur ad has. Eam ad graeco consulatu tincidunt.</text:p>
      <text:p text:style-name="P2"/>
      <text:p text:style-name="P2">Ad singulis explicari appellantur pri, eum no aeque docendi omnesque. His eu everti placerat, ad mel justo harum fuisset. Nibh voluptua tractatos ad his, pro aperiam delectus ad. Te eum intellegat neglegentur. Et suscipit sapientem nec. Ea est posse volumus, cu vim esse adversarium, propriae salutatus reprimique vim id. In probo partiendo his, debet nihil sensibus ad est, eu suas legimus phaedrum eum.</text:p>
      <text:p text:style-name="P2"/>
      <text:p text:style-name="P2">Et ferri nostrud eam, ut mei timeam nusquam adipisci, ad facer saepe facete eam. Viris theophrastus sed id. Vel et omnis affert, mundi repudiare eum ut. Putent admodum legendos sea cu. Per altera utamur habemus ut. No vix simul gloriatur dissentias.</text:p>
      <text:p text:style-name="P2"/>
      <text:p text:style-name="P2">Cum summo dolorum ancillae ad, libris admodum recteque ex vel. Est ut brute denique scribentur. Nam eu sumo inimicus qualisque, ex solet efficiendi repudiandae pri. Ad eum aliquip voluptua suavitate. Et omnium recusabo sea, eos cu semper conclusionemque.</text:p>
      <text:p text:style-name="P2"/>
      <text:p text:style-name="P2">Te pro nibh brute aperiam, senserit sadipscing at mea. Ad nec legendos perpetua temporibus, qui fugit indoctum et. Vis no corrumpit dignissim. Est erat utinam dolorem at, has ea verear moles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5T17:54:37.140930000</meta:creation-date>
    <dc:date>2015-02-05T18:00:37.876020000</dc:date>
    <meta:editing-duration>PT6M1S</meta:editing-duration>
    <meta:editing-cycles>1</meta:editing-cycles>
    <meta:generator>LibreOffice/4.3.5.2$MacOSX_X86_64 LibreOffice_project/3a87456aaa6a95c63eea1c1b3201acedf0751bd5</meta:generator>
    <meta:document-statistic meta:table-count="0" meta:image-count="0" meta:object-count="0" meta:page-count="10" meta:paragraph-count="101" meta:word-count="4772" meta:character-count="30723" meta:non-whitespace-character-count="26052"/>
  </office:meta>
</office:document-meta>
</file>